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25pt"/>
    </style:style>
    <style:style style:name="co3" style:family="table-column">
      <style:table-column-properties fo:break-before="auto" style:column-width="110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/>
      <style:text-properties fo:color="#000000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10 strips as fiducial</text:p>
          </table:table-cell>
          <table:covered-table-cell table:number-columns-repeated="2"/>
          <table:table-cell table:style-name="ce1" office:value-type="string" calcext:value-type="string" table:number-columns-spanned="3" table:number-rows-spanned="2">
            <text:p>Dimuon Data</text:p>
          </table:table-cell>
          <table:covered-table-cell table:number-columns-repeated="2"/>
          <table:table-cell table:number-columns-repeated="10"/>
          <table:table-cell table:style-name="ce1"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6"/>
          <table:table-cell table:number-columns-repeated="10"/>
          <table:covered-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LS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V_cluster</text:p>
          </table:table-cell>
          <table:table-cell office:value-type="string" calcext:value-type="string">
            <text:p>V_efficiency</text:p>
          </table:table-cell>
          <table:table-cell office:value-type="string" calcext:value-type="string">
            <text:p>U_cluster</text:p>
          </table:table-cell>
          <table:table-cell office:value-type="string" calcext:value-type="string">
            <text:p>U_efficiency</text:p>
          </table:table-cell>
          <table:table-cell table:number-columns-repeated="1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869" calcext:value-type="float">
            <text:p>1869</text:p>
          </table:table-cell>
          <table:table-cell office:value-type="float" office:value="1864" calcext:value-type="float">
            <text:p>1864</text:p>
          </table:table-cell>
          <table:table-cell table:formula="of:=[.C5]/[.B5]" office:value-type="float" office:value="0.997324772605671" calcext:value-type="float">
            <text:p>0.9973247726</text:p>
          </table:table-cell>
          <table:table-cell office:value-type="float" office:value="1843" calcext:value-type="float">
            <text:p>1843</text:p>
          </table:table-cell>
          <table:table-cell table:formula="of:=[.E5]/[.B5]" office:value-type="float" office:value="0.986088817549492" calcext:value-type="float">
            <text:p>0.9860888175</text:p>
          </table:table-cell>
          <table:table-cell table:number-columns-repeated="1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965" calcext:value-type="float">
            <text:p>6965</text:p>
          </table:table-cell>
          <table:table-cell office:value-type="float" office:value="6899" calcext:value-type="float">
            <text:p>6899</text:p>
          </table:table-cell>
          <table:table-cell table:formula="of:=[.C6]/[.B6]" office:value-type="float" office:value="0.990524048815506" calcext:value-type="float">
            <text:p>0.9905240488</text:p>
          </table:table-cell>
          <table:table-cell office:value-type="float" office:value="6885" calcext:value-type="float">
            <text:p>6885</text:p>
          </table:table-cell>
          <table:table-cell table:formula="of:=[.E6]/[.B6]" office:value-type="float" office:value="0.98851399856425" calcext:value-type="float">
            <text:p>0.9885139986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39" calcext:value-type="float">
            <text:p>739</text:p>
          </table:table-cell>
          <table:table-cell office:value-type="float" office:value="738" calcext:value-type="float">
            <text:p>738</text:p>
          </table:table-cell>
          <table:table-cell table:formula="of:=[.C8]/[.B8]" office:value-type="float" office:value="0.998646820027064" calcext:value-type="float">
            <text:p>0.99864682</text:p>
          </table:table-cell>
          <table:table-cell office:value-type="float" office:value="116" calcext:value-type="float">
            <text:p>116</text:p>
          </table:table-cell>
          <table:table-cell table:formula="of:=[.E8]/[.B8]" office:value-type="float" office:value="0.156968876860622" calcext:value-type="float">
            <text:p>0.1569688769</text:p>
          </table:table-cell>
          <table:table-cell table:number-columns-repeated="1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950" calcext:value-type="float">
            <text:p>7950</text:p>
          </table:table-cell>
          <table:table-cell office:value-type="float" office:value="7742" calcext:value-type="float">
            <text:p>7742</text:p>
          </table:table-cell>
          <table:table-cell table:formula="of:=[.C9]/[.B9]" office:value-type="float" office:value="0.973836477987421" calcext:value-type="float">
            <text:p>0.973836478</text:p>
          </table:table-cell>
          <table:table-cell office:value-type="float" office:value="6288" calcext:value-type="float">
            <text:p>6288</text:p>
          </table:table-cell>
          <table:table-cell table:style-name="ce2" table:formula="of:=[.E9]/[.B9]" office:value-type="float" office:value="0.790943396226415" calcext:value-type="float">
            <text:p>0.7909433962</text:p>
          </table:table-cell>
          <table:table-cell table:number-columns-repeated="1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248" calcext:value-type="float">
            <text:p>248</text:p>
          </table:table-cell>
          <table:table-cell table:formula="of:=[.C10]/[.B10]"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formula="of:=[.E10]/[.B10]" office:value-type="float" office:value="0.991935483870968" calcext:value-type="float">
            <text:p>0.9919354839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25" calcext:value-type="float">
            <text:p>3225</text:p>
          </table:table-cell>
          <table:table-cell office:value-type="float" office:value="3203" calcext:value-type="float">
            <text:p>3203</text:p>
          </table:table-cell>
          <table:table-cell table:formula="of:=[.C13]/[.B13]" office:value-type="float" office:value="0.993178294573643" calcext:value-type="float">
            <text:p>0.9931782946</text:p>
          </table:table-cell>
          <table:table-cell office:value-type="float" office:value="2739" calcext:value-type="float">
            <text:p>2739</text:p>
          </table:table-cell>
          <table:table-cell table:style-name="ce2" table:formula="of:=[.E13]/[.B13]" office:value-type="float" office:value="0.849302325581395" calcext:value-type="float">
            <text:p>0.8493023256</text:p>
          </table:table-cell>
          <table:table-cell table:number-columns-repeated="1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434" calcext:value-type="float">
            <text:p>4434</text:p>
          </table:table-cell>
          <table:table-cell office:value-type="float" office:value="4169" calcext:value-type="float">
            <text:p>4169</text:p>
          </table:table-cell>
          <table:table-cell table:formula="of:=[.C14]/[.B14]" office:value-type="float" office:value="0.940234551195309" calcext:value-type="float">
            <text:p>0.9402345512</text:p>
          </table:table-cell>
          <table:table-cell office:value-type="float" office:value="4358" calcext:value-type="float">
            <text:p>4358</text:p>
          </table:table-cell>
          <table:table-cell table:formula="of:=[.E14]/[.B14]" office:value-type="float" office:value="0.982859720342806" calcext:value-type="float">
            <text:p>0.9828597203</text:p>
          </table:table-cell>
          <table:table-cell table:number-columns-repeated="1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5]/[.B1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E15]/[.B15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]/[.B1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E17]/[.B17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295" calcext:value-type="float">
            <text:p>1295</text:p>
          </table:table-cell>
          <table:table-cell office:value-type="float" office:value="1279" calcext:value-type="float">
            <text:p>1279</text:p>
          </table:table-cell>
          <table:table-cell table:formula="of:=[.C18]/[.B18]" office:value-type="float" office:value="0.987644787644788" calcext:value-type="float">
            <text:p>0.9876447876</text:p>
          </table:table-cell>
          <table:table-cell office:value-type="float" office:value="1123" calcext:value-type="float">
            <text:p>1123</text:p>
          </table:table-cell>
          <table:table-cell table:style-name="ce2" table:formula="of:=[.E18]/[.B18]" office:value-type="float" office:value="0.867181467181467" calcext:value-type="float">
            <text:p>0.8671814672</text:p>
          </table:table-cell>
          <table:table-cell table:number-columns-repeated="1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649" calcext:value-type="float">
            <text:p>3649</text:p>
          </table:table-cell>
          <table:table-cell office:value-type="float" office:value="3626" calcext:value-type="float">
            <text:p>3626</text:p>
          </table:table-cell>
          <table:table-cell table:formula="of:=[.C19]/[.B19]" office:value-type="float" office:value="0.993696903261167" calcext:value-type="float">
            <text:p>0.9936969033</text:p>
          </table:table-cell>
          <table:table-cell office:value-type="float" office:value="3024" calcext:value-type="float">
            <text:p>3024</text:p>
          </table:table-cell>
          <table:table-cell table:style-name="ce2" table:formula="of:=[.E19]/[.B19]" office:value-type="float" office:value="0.828720197314333" calcext:value-type="float">
            <text:p>0.8287201973</text:p>
          </table:table-cell>
          <table:table-cell table:number-columns-repeated="1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839" calcext:value-type="float">
            <text:p>1839</text:p>
          </table:table-cell>
          <table:table-cell office:value-type="float" office:value="1821" calcext:value-type="float">
            <text:p>1821</text:p>
          </table:table-cell>
          <table:table-cell table:formula="of:=[.C20]/[.B20]" office:value-type="float" office:value="0.99021207177814" calcext:value-type="float">
            <text:p>0.9902120718</text:p>
          </table:table-cell>
          <table:table-cell office:value-type="float" office:value="1809" calcext:value-type="float">
            <text:p>1809</text:p>
          </table:table-cell>
          <table:table-cell table:formula="of:=[.E20]/[.B20]" office:value-type="float" office:value="0.9836867862969" calcext:value-type="float">
            <text:p>0.9836867863</text:p>
          </table:table-cell>
          <table:table-cell table:number-columns-repeated="13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1]/[.B21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E21]/[.B21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3">
            <text:p>modified efficiency</text:p>
          </table:table-cell>
          <table:covered-table-cell/>
          <table:table-cell table:number-columns-repeated="14"/>
        </table:table-row>
        <table:table-row table:style-name="ro1">
          <table:table-cell table:number-columns-repeated="3"/>
          <table:covered-table-cell table:number-columns-repeated="2"/>
          <table:table-cell table:number-columns-repeated="14"/>
        </table:table-row>
        <table:table-row table:style-name="ro1">
          <table:table-cell table:number-columns-repeated="3"/>
          <table:covered-table-cell table:number-columns-repeated="2"/>
          <table:table-cell table:number-columns-repeated="1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924" calcext:value-type="float">
            <text:p>5924</text:p>
          </table:table-cell>
          <table:table-cell office:value-type="float" office:value="5776" calcext:value-type="float">
            <text:p>5776</text:p>
          </table:table-cell>
          <table:table-cell table:formula="of:=[.C26]/[.B26]" office:value-type="float" office:value="0.975016880486158" calcext:value-type="float">
            <text:p>0.9750168805</text:p>
          </table:table-cell>
          <table:table-cell office:value-type="float" office:value="5883" calcext:value-type="float">
            <text:p>5883</text:p>
          </table:table-cell>
          <table:table-cell table:style-name="ce2" table:formula="of:=[.E26]/[.B26]" office:value-type="float" office:value="0.993079000675219" calcext:value-type="float">
            <text:p>0.9930790007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03" calcext:value-type="float">
            <text:p>2603</text:p>
          </table:table-cell>
          <table:table-cell office:value-type="float" office:value="2588" calcext:value-type="float">
            <text:p>2588</text:p>
          </table:table-cell>
          <table:table-cell table:formula="of:=[.C27]/[.B27]" office:value-type="float" office:value="0.994237418363427" calcext:value-type="float">
            <text:p>0.9942374184</text:p>
          </table:table-cell>
          <table:table-cell office:value-type="float" office:value="2571" calcext:value-type="float">
            <text:p>2571</text:p>
          </table:table-cell>
          <table:table-cell table:style-name="ce2" table:formula="of:=[.E27]/[.B27]" office:value-type="float" office:value="0.987706492508644" calcext:value-type="float">
            <text:p>0.9877064925</text:p>
          </table:table-cell>
          <table:table-cell table:number-columns-repeated="1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67" calcext:value-type="float">
            <text:p>1067</text:p>
          </table:table-cell>
          <table:table-cell office:value-type="float" office:value="1055" calcext:value-type="float">
            <text:p>1055</text:p>
          </table:table-cell>
          <table:table-cell table:formula="of:=[.C28]/[.B28]" office:value-type="float" office:value="0.988753514526711" calcext:value-type="float">
            <text:p>0.9887535145</text:p>
          </table:table-cell>
          <table:table-cell office:value-type="float" office:value="1061" calcext:value-type="float">
            <text:p>1061</text:p>
          </table:table-cell>
          <table:table-cell table:style-name="ce2" table:formula="of:=[.E28]/[.B28]" office:value-type="float" office:value="0.994376757263355" calcext:value-type="float">
            <text:p>0.9943767573</text:p>
          </table:table-cell>
          <table:table-cell table:number-columns-repeated="1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842" calcext:value-type="float">
            <text:p>2842</text:p>
          </table:table-cell>
          <table:table-cell office:value-type="float" office:value="2825" calcext:value-type="float">
            <text:p>2825</text:p>
          </table:table-cell>
          <table:table-cell table:formula="of:=[.C29]/[.B29]" office:value-type="float" office:value="0.994018296973962" calcext:value-type="float">
            <text:p>0.994018297</text:p>
          </table:table-cell>
          <table:table-cell office:value-type="float" office:value="2810" calcext:value-type="float">
            <text:p>2810</text:p>
          </table:table-cell>
          <table:table-cell table:style-name="ce2" table:formula="of:=[.E29]/[.B29]" office:value-type="float" office:value="0.988740323715693" calcext:value-type="float">
            <text:p>0.9887403237</text:p>
          </table:table-cell>
          <table:table-cell table:number-columns-repeated="13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table:style-name="ce1" table:number-columns-spanned="2" table:number-rows-spanned="2"/>
          <table:covered-table-cell/>
          <table:table-cell table:number-columns-repeated="15"/>
        </table:table-row>
        <table:table-row table:style-name="ro1">
          <table:table-cell table:number-columns-repeated="2"/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15"/>
        </table:table-row>
        <table:table-row table:style-name="ro1">
          <table:table-cell table:number-columns-repeated="2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2">
            <text:p>dimuon mc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covered-table-cell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LS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V_cluster</text:p>
          </table:table-cell>
          <table:table-cell office:value-type="string" calcext:value-type="string">
            <text:p>V_efficiency</text:p>
          </table:table-cell>
          <table:table-cell office:value-type="string" calcext:value-type="string">
            <text:p>U_cluster</text:p>
          </table:table-cell>
          <table:table-cell office:value-type="string" calcext:value-type="string">
            <text:p>U_efficiency</text:p>
          </table:table-cell>
          <table:table-cell table:number-columns-repeated="1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9649" calcext:value-type="float">
            <text:p>59649</text:p>
          </table:table-cell>
          <table:table-cell office:value-type="float" office:value="59523" calcext:value-type="float">
            <text:p>59523</text:p>
          </table:table-cell>
          <table:table-cell table:formula="of:=[.C40]/[.B40]" office:value-type="float" office:value="0.997887642709853" calcext:value-type="float">
            <text:p>0.9978876427</text:p>
          </table:table-cell>
          <table:table-cell office:value-type="float" office:value="59481" calcext:value-type="float">
            <text:p>59481</text:p>
          </table:table-cell>
          <table:table-cell table:formula="of:=[.E40]/[.B40]" office:value-type="float" office:value="0.997183523613137" calcext:value-type="float">
            <text:p>0.9971835236</text:p>
          </table:table-cell>
          <table:table-cell table:number-columns-repeated="1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21162" calcext:value-type="float">
            <text:p>221162</text:p>
          </table:table-cell>
          <table:table-cell office:value-type="float" office:value="220838" calcext:value-type="float">
            <text:p>220838</text:p>
          </table:table-cell>
          <table:table-cell table:formula="of:=[.C41]/[.B41]" office:value-type="float" office:value="0.998535010535264" calcext:value-type="float">
            <text:p>0.9985350105</text:p>
          </table:table-cell>
          <table:table-cell office:value-type="float" office:value="220686" calcext:value-type="float">
            <text:p>220686</text:p>
          </table:table-cell>
          <table:table-cell table:formula="of:=[.E41]/[.B41]" office:value-type="float" office:value="0.997847731527116" calcext:value-type="float">
            <text:p>0.9978477315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2340" calcext:value-type="float">
            <text:p>22340</text:p>
          </table:table-cell>
          <table:table-cell office:value-type="float" office:value="22318" calcext:value-type="float">
            <text:p>22318</text:p>
          </table:table-cell>
          <table:table-cell table:formula="of:=[.C43]/[.B43]" office:value-type="float" office:value="0.999015219337511" calcext:value-type="float">
            <text:p>0.9990152193</text:p>
          </table:table-cell>
          <table:table-cell office:value-type="float" office:value="4238" calcext:value-type="float">
            <text:p>4238</text:p>
          </table:table-cell>
          <table:table-cell table:formula="of:=[.E43]/[.B43]" office:value-type="float" office:value="0.189704565801253" calcext:value-type="float">
            <text:p>0.1897045658</text:p>
          </table:table-cell>
          <table:table-cell table:number-columns-repeated="1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50866" calcext:value-type="float">
            <text:p>250866</text:p>
          </table:table-cell>
          <table:table-cell office:value-type="float" office:value="250653" calcext:value-type="float">
            <text:p>250653</text:p>
          </table:table-cell>
          <table:table-cell table:formula="of:=[.C44]/[.B44]" office:value-type="float" office:value="0.999150941139891" calcext:value-type="float">
            <text:p>0.9991509411</text:p>
          </table:table-cell>
          <table:table-cell office:value-type="float" office:value="250674" calcext:value-type="float">
            <text:p>250674</text:p>
          </table:table-cell>
          <table:table-cell table:style-name="ce3" table:formula="of:=[.E44]/[.B44]" office:value-type="float" office:value="0.999234651168353" calcext:value-type="float">
            <text:p>0.9992346512</text:p>
          </table:table-cell>
          <table:table-cell table:number-columns-repeated="1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945" calcext:value-type="float">
            <text:p>4945</text:p>
          </table:table-cell>
          <table:table-cell office:value-type="float" office:value="4942" calcext:value-type="float">
            <text:p>4942</text:p>
          </table:table-cell>
          <table:table-cell table:formula="of:=[.C45]/[.B45]" office:value-type="float" office:value="0.999393326592518" calcext:value-type="float">
            <text:p>0.9993933266</text:p>
          </table:table-cell>
          <table:table-cell office:value-type="float" office:value="4943" calcext:value-type="float">
            <text:p>4943</text:p>
          </table:table-cell>
          <table:table-cell table:formula="of:=[.E45]/[.B45]" office:value-type="float" office:value="0.999595551061678" calcext:value-type="float">
            <text:p>0.9995955511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7]/[.B4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E47]/[.B47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9106" calcext:value-type="float">
            <text:p>109106</text:p>
          </table:table-cell>
          <table:table-cell office:value-type="float" office:value="108987" calcext:value-type="float">
            <text:p>108987</text:p>
          </table:table-cell>
          <table:table-cell table:formula="of:=[.C48]/[.B48]" office:value-type="float" office:value="0.998909317544406" calcext:value-type="float">
            <text:p>0.9989093175</text:p>
          </table:table-cell>
          <table:table-cell office:value-type="float" office:value="109055" calcext:value-type="float">
            <text:p>109055</text:p>
          </table:table-cell>
          <table:table-cell table:style-name="ce4" table:formula="of:=[.E48]/[.B48]" office:value-type="float" office:value="0.999532564661888" calcext:value-type="float">
            <text:p>0.9995325647</text:p>
          </table:table-cell>
          <table:table-cell table:number-columns-repeated="1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76971" calcext:value-type="float">
            <text:p>176971</text:p>
          </table:table-cell>
          <table:table-cell office:value-type="float" office:value="176858" calcext:value-type="float">
            <text:p>176858</text:p>
          </table:table-cell>
          <table:table-cell table:formula="of:=[.C49]/[.B49]" office:value-type="float" office:value="0.999361477304191" calcext:value-type="float">
            <text:p>0.9993614773</text:p>
          </table:table-cell>
          <table:table-cell office:value-type="float" office:value="176879" calcext:value-type="float">
            <text:p>176879</text:p>
          </table:table-cell>
          <table:table-cell table:formula="of:=[.E49]/[.B49]" office:value-type="float" office:value="0.999480140814032" calcext:value-type="float">
            <text:p>0.9994801408</text:p>
          </table:table-cell>
          <table:table-cell table:number-columns-repeated="1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C50]/[.B50]" office:value-type="float" office:value="0.888888888888889" calcext:value-type="float">
            <text:p>0.8888888889</text:p>
          </table:table-cell>
          <table:table-cell office:value-type="float" office:value="8" calcext:value-type="float">
            <text:p>8</text:p>
          </table:table-cell>
          <table:table-cell table:formula="of:=[.E50]/[.B50]" office:value-type="float" office:value="0.888888888888889" calcext:value-type="float">
            <text:p>0.8888888889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2]/[.B5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2]/[.B5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9534" calcext:value-type="float">
            <text:p>39534</text:p>
          </table:table-cell>
          <table:table-cell office:value-type="float" office:value="39502" calcext:value-type="float">
            <text:p>39502</text:p>
          </table:table-cell>
          <table:table-cell table:formula="of:=[.C53]/[.B53]" office:value-type="float" office:value="0.999190570142156" calcext:value-type="float">
            <text:p>0.9991905701</text:p>
          </table:table-cell>
          <table:table-cell office:value-type="float" office:value="39511" calcext:value-type="float">
            <text:p>39511</text:p>
          </table:table-cell>
          <table:table-cell table:style-name="ce4" table:formula="of:=[.E53]/[.B53]" office:value-type="float" office:value="0.999418222289675" calcext:value-type="float">
            <text:p>0.9994182223</text:p>
          </table:table-cell>
          <table:table-cell table:number-columns-repeated="1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24185" calcext:value-type="float">
            <text:p>124185</text:p>
          </table:table-cell>
          <table:table-cell office:value-type="float" office:value="124125" calcext:value-type="float">
            <text:p>124125</text:p>
          </table:table-cell>
          <table:table-cell table:formula="of:=[.C54]/[.B54]" office:value-type="float" office:value="0.999516849861094" calcext:value-type="float">
            <text:p>0.9995168499</text:p>
          </table:table-cell>
          <table:table-cell office:value-type="float" office:value="124140" calcext:value-type="float">
            <text:p>124140</text:p>
          </table:table-cell>
          <table:table-cell table:style-name="ce4" table:formula="of:=[.E54]/[.B54]" office:value-type="float" office:value="0.999637637395821" calcext:value-type="float">
            <text:p>0.9996376374</text:p>
          </table:table-cell>
          <table:table-cell table:number-columns-repeated="1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7043" calcext:value-type="float">
            <text:p>67043</text:p>
          </table:table-cell>
          <table:table-cell office:value-type="float" office:value="67015" calcext:value-type="float">
            <text:p>67015</text:p>
          </table:table-cell>
          <table:table-cell table:formula="of:=[.C55]/[.B55]" office:value-type="float" office:value="0.999582357591397" calcext:value-type="float">
            <text:p>0.9995823576</text:p>
          </table:table-cell>
          <table:table-cell office:value-type="float" office:value="67021" calcext:value-type="float">
            <text:p>67021</text:p>
          </table:table-cell>
          <table:table-cell table:formula="of:=[.E55]/[.B55]" office:value-type="float" office:value="0.99967185239324" calcext:value-type="float">
            <text:p>0.9996718524</text:p>
          </table:table-cell>
          <table:table-cell table:number-columns-repeated="13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56]/[.B56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E56]/[.B56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table:style-name="ce1" table:number-columns-spanned="2" table:number-rows-spanned="3"/>
          <table:covered-table-cell/>
          <table:table-cell table:number-columns-repeated="14"/>
        </table:table-row>
        <table:table-row table:style-name="ro1">
          <table:table-cell table:number-columns-repeated="3"/>
          <table:covered-table-cell table:number-columns-repeated="2"/>
          <table:table-cell table:number-columns-repeated="14"/>
        </table:table-row>
        <table:table-row table:style-name="ro1">
          <table:table-cell table:number-columns-repeated="3"/>
          <table:covered-table-cell table:number-columns-repeated="2"/>
          <table:table-cell table:number-columns-repeated="14"/>
        </table:table-row>
        <table:table-row table:style-name="ro1" table:number-rows-repeated="5">
          <table:table-cell table:number-columns-repeated="5"/>
          <table:table-cell table:style-name="ce3"/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table:style-name="ce3"/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3">
            <text:p>bhabha data</text:p>
          </table:table-cell>
          <table:covered-table-cell/>
          <table:table-cell table:number-columns-repeated="14"/>
        </table:table-row>
        <table:table-row table:style-name="ro1">
          <table:table-cell table:number-columns-repeated="3"/>
          <table:covered-table-cell table:number-columns-repeated="2"/>
          <table:table-cell table:number-columns-repeated="14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LLS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V_cluster</text:p>
          </table:table-cell>
          <table:table-cell office:value-type="string" calcext:value-type="string">
            <text:p>V_efficiency</text:p>
          </table:table-cell>
          <table:table-cell office:value-type="string" calcext:value-type="string">
            <text:p>U_cluster</text:p>
          </table:table-cell>
          <table:table-cell office:value-type="string" calcext:value-type="string">
            <text:p>U_efficiency</text:p>
          </table:table-cell>
          <table:table-cell table:number-columns-repeated="1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69788" calcext:value-type="float">
            <text:p>169788</text:p>
          </table:table-cell>
          <table:table-cell office:value-type="float" office:value="169109" calcext:value-type="float">
            <text:p>169109</text:p>
          </table:table-cell>
          <table:table-cell table:formula="of:=[.C73]/[.B73]" office:value-type="float" office:value="0.996000895234057" calcext:value-type="float">
            <text:p>0.9960008952</text:p>
          </table:table-cell>
          <table:table-cell office:value-type="float" office:value="168280" calcext:value-type="float">
            <text:p>168280</text:p>
          </table:table-cell>
          <table:table-cell table:formula="of:=[.E73]/[.B73]" office:value-type="float" office:value="0.991118335807006" calcext:value-type="float">
            <text:p>0.9911183358</text:p>
          </table:table-cell>
          <table:table-cell table:number-columns-repeated="1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45056" calcext:value-type="float">
            <text:p>245056</text:p>
          </table:table-cell>
          <table:table-cell office:value-type="float" office:value="243006" calcext:value-type="float">
            <text:p>243006</text:p>
          </table:table-cell>
          <table:table-cell table:formula="of:=[.C74]/[.B74]" office:value-type="float" office:value="0.991634565160616" calcext:value-type="float">
            <text:p>0.9916345652</text:p>
          </table:table-cell>
          <table:table-cell office:value-type="float" office:value="242878" calcext:value-type="float">
            <text:p>242878</text:p>
          </table:table-cell>
          <table:table-cell table:formula="of:=[.E74]/[.B74]" office:value-type="float" office:value="0.991112235570645" calcext:value-type="float">
            <text:p>0.9911122356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22011" calcext:value-type="float">
            <text:p>122011</text:p>
          </table:table-cell>
          <table:table-cell office:value-type="float" office:value="121435" calcext:value-type="float">
            <text:p>121435</text:p>
          </table:table-cell>
          <table:table-cell table:formula="of:=[.C76]/[.B76]" office:value-type="float" office:value="0.99527911417823" calcext:value-type="float">
            <text:p>0.9952791142</text:p>
          </table:table-cell>
          <table:table-cell office:value-type="float" office:value="51048" calcext:value-type="float">
            <text:p>51048</text:p>
          </table:table-cell>
          <table:table-cell table:formula="of:=[.E76]/[.B76]" office:value-type="float" office:value="0.418388505954381" calcext:value-type="float">
            <text:p>0.418388506</text:p>
          </table:table-cell>
          <table:table-cell/>
          <table:table-cell table:style-name="ce3"/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22477" calcext:value-type="float">
            <text:p>122477</text:p>
          </table:table-cell>
          <table:table-cell office:value-type="float" office:value="119410" calcext:value-type="float">
            <text:p>119410</text:p>
          </table:table-cell>
          <table:table-cell table:formula="of:=[.C77]/[.B77]" office:value-type="float" office:value="0.974958563648685" calcext:value-type="float">
            <text:p>0.9749585636</text:p>
          </table:table-cell>
          <table:table-cell office:value-type="float" office:value="98924" calcext:value-type="float">
            <text:p>98924</text:p>
          </table:table-cell>
          <table:table-cell table:style-name="ce2" table:formula="of:=[.E77]/[.B77]" office:value-type="float" office:value="0.807694505907232" calcext:value-type="float">
            <text:p>0.8076945059</text:p>
          </table:table-cell>
          <table:table-cell/>
          <table:table-cell table:style-name="ce3"/>
          <table:table-cell table:number-columns-repeated="1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32181" calcext:value-type="float">
            <text:p>132181</text:p>
          </table:table-cell>
          <table:table-cell office:value-type="float" office:value="131668" calcext:value-type="float">
            <text:p>131668</text:p>
          </table:table-cell>
          <table:table-cell table:formula="of:=[.C78]/[.B78]" office:value-type="float" office:value="0.996118958095339" calcext:value-type="float">
            <text:p>0.9961189581</text:p>
          </table:table-cell>
          <table:table-cell office:value-type="float" office:value="131579" calcext:value-type="float">
            <text:p>131579</text:p>
          </table:table-cell>
          <table:table-cell table:formula="of:=[.E78]/[.B78]" office:value-type="float" office:value="0.995445638934491" calcext:value-type="float">
            <text:p>0.9954456389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6819" calcext:value-type="float">
            <text:p>56819</text:p>
          </table:table-cell>
          <table:table-cell office:value-type="float" office:value="55701" calcext:value-type="float">
            <text:p>55701</text:p>
          </table:table-cell>
          <table:table-cell table:formula="of:=[.C80]/[.B80]" office:value-type="float" office:value="0.98032348334184" calcext:value-type="float">
            <text:p>0.9803234833</text:p>
          </table:table-cell>
          <table:table-cell office:value-type="float" office:value="5547" calcext:value-type="float">
            <text:p>5547</text:p>
          </table:table-cell>
          <table:table-cell table:formula="of:=[.E80]/[.B80]" office:value-type="float" office:value="0.0976257941885637" calcext:value-type="float">
            <text:p>0.0976257942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7318" calcext:value-type="float">
            <text:p>97318</text:p>
          </table:table-cell>
          <table:table-cell office:value-type="float" office:value="95628" calcext:value-type="float">
            <text:p>95628</text:p>
          </table:table-cell>
          <table:table-cell table:formula="of:=[.C81]/[.B81]" office:value-type="float" office:value="0.982634250601122" calcext:value-type="float">
            <text:p>0.9826342506</text:p>
          </table:table-cell>
          <table:table-cell office:value-type="float" office:value="82397" calcext:value-type="float">
            <text:p>82397</text:p>
          </table:table-cell>
          <table:table-cell table:style-name="ce2" table:formula="of:=[.E81]/[.B81]" office:value-type="float" office:value="0.846677901313221" calcext:value-type="float">
            <text:p>0.8466779013</text:p>
          </table:table-cell>
          <table:table-cell table:number-columns-repeated="1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0005" calcext:value-type="float">
            <text:p>110005</text:p>
          </table:table-cell>
          <table:table-cell office:value-type="float" office:value="105415" calcext:value-type="float">
            <text:p>105415</text:p>
          </table:table-cell>
          <table:table-cell table:formula="of:=[.C82]/[.B82]" office:value-type="float" office:value="0.958274623880733" calcext:value-type="float">
            <text:p>0.9582746239</text:p>
          </table:table-cell>
          <table:table-cell office:value-type="float" office:value="108376" calcext:value-type="float">
            <text:p>108376</text:p>
          </table:table-cell>
          <table:table-cell table:formula="of:=[.E82]/[.B82]" office:value-type="float" office:value="0.985191582200809" calcext:value-type="float">
            <text:p>0.9851915822</text:p>
          </table:table-cell>
          <table:table-cell table:number-columns-repeated="1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7459" calcext:value-type="float">
            <text:p>67459</text:p>
          </table:table-cell>
          <table:table-cell office:value-type="float" office:value="67140" calcext:value-type="float">
            <text:p>67140</text:p>
          </table:table-cell>
          <table:table-cell table:formula="of:=[.C83]/[.B83]" office:value-type="float" office:value="0.995271201766999" calcext:value-type="float">
            <text:p>0.9952712018</text:p>
          </table:table-cell>
          <table:table-cell office:value-type="float" office:value="67344" calcext:value-type="float">
            <text:p>67344</text:p>
          </table:table-cell>
          <table:table-cell table:formula="of:=[.E83]/[.B83]" office:value-type="float" office:value="0.998295260825094" calcext:value-type="float">
            <text:p>0.9982952608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7385" calcext:value-type="float">
            <text:p>37385</text:p>
          </table:table-cell>
          <table:table-cell office:value-type="float" office:value="37239" calcext:value-type="float">
            <text:p>37239</text:p>
          </table:table-cell>
          <table:table-cell table:formula="of:=[.C85]/[.B85]" office:value-type="float" office:value="0.996094690383844" calcext:value-type="float">
            <text:p>0.9960946904</text:p>
          </table:table-cell>
          <table:table-cell office:value-type="float" office:value="6907" calcext:value-type="float">
            <text:p>6907</text:p>
          </table:table-cell>
          <table:table-cell table:formula="of:=[.E85]/[.B85]" office:value-type="float" office:value="0.18475324327939" calcext:value-type="float">
            <text:p>0.1847532433</text:p>
          </table:table-cell>
          <table:table-cell table:number-columns-repeated="1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3240" calcext:value-type="float">
            <text:p>83240</text:p>
          </table:table-cell>
          <table:table-cell office:value-type="float" office:value="81686" calcext:value-type="float">
            <text:p>81686</text:p>
          </table:table-cell>
          <table:table-cell table:formula="of:=[.C86]/[.B86]" office:value-type="float" office:value="0.98133109082172" calcext:value-type="float">
            <text:p>0.9813310908</text:p>
          </table:table-cell>
          <table:table-cell office:value-type="float" office:value="71001" calcext:value-type="float">
            <text:p>71001</text:p>
          </table:table-cell>
          <table:table-cell table:style-name="ce2" table:formula="of:=[.E86]/[.B86]" office:value-type="float" office:value="0.85296732340221" calcext:value-type="float">
            <text:p>0.8529673234</text:p>
          </table:table-cell>
          <table:table-cell table:number-columns-repeated="1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3662" calcext:value-type="float">
            <text:p>43662</text:p>
          </table:table-cell>
          <table:table-cell office:value-type="float" office:value="43382" calcext:value-type="float">
            <text:p>43382</text:p>
          </table:table-cell>
          <table:table-cell table:formula="of:=[.C87]/[.B87]" office:value-type="float" office:value="0.993587100911548" calcext:value-type="float">
            <text:p>0.9935871009</text:p>
          </table:table-cell>
          <table:table-cell office:value-type="float" office:value="36340" calcext:value-type="float">
            <text:p>36340</text:p>
          </table:table-cell>
          <table:table-cell table:style-name="ce2" table:formula="of:=[.E87]/[.B87]" office:value-type="float" office:value="0.832302688836975" calcext:value-type="float">
            <text:p>0.8323026888</text:p>
          </table:table-cell>
          <table:table-cell table:number-columns-repeated="1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9790" calcext:value-type="float">
            <text:p>109790</text:p>
          </table:table-cell>
          <table:table-cell office:value-type="float" office:value="108193" calcext:value-type="float">
            <text:p>108193</text:p>
          </table:table-cell>
          <table:table-cell table:formula="of:=[.C88]/[.B88]" office:value-type="float" office:value="0.98545404863831" calcext:value-type="float">
            <text:p>0.9854540486</text:p>
          </table:table-cell>
          <table:table-cell office:value-type="float" office:value="107796" calcext:value-type="float">
            <text:p>107796</text:p>
          </table:table-cell>
          <table:table-cell table:formula="of:=[.E88]/[.B88]" office:value-type="float" office:value="0.98183805446762" calcext:value-type="float">
            <text:p>0.9818380545</text:p>
          </table:table-cell>
          <table:table-cell table:number-columns-repeated="1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3023" calcext:value-type="float">
            <text:p>23023</text:p>
          </table:table-cell>
          <table:table-cell office:value-type="float" office:value="22907" calcext:value-type="float">
            <text:p>22907</text:p>
          </table:table-cell>
          <table:table-cell table:formula="of:=[.C89]/[.B89]" office:value-type="float" office:value="0.994961560178951" calcext:value-type="float">
            <text:p>0.9949615602</text:p>
          </table:table-cell>
          <table:table-cell office:value-type="float" office:value="22960" calcext:value-type="float">
            <text:p>22960</text:p>
          </table:table-cell>
          <table:table-cell table:formula="of:=[.E89]/[.B89]" office:value-type="float" office:value="0.997263605959258" calcext:value-type="float">
            <text:p>0.997263606</text:p>
          </table:table-cell>
          <table:table-cell/>
          <table:table-cell table:style-name="ce5"/>
          <table:table-cell table:number-columns-repeated="11"/>
        </table:table-row>
        <table:table-row table:style-name="ro1">
          <table:table-cell table:number-columns-repeated="7"/>
          <table:table-cell table:style-name="ce6"/>
          <table:table-cell table:number-columns-repeated="11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3">
            <text:p>modified efficiency</text:p>
          </table:table-cell>
          <table:covered-table-cell/>
          <table:table-cell table:number-columns-repeated="2"/>
          <table:table-cell table:style-name="ce6"/>
          <table:table-cell table:number-columns-repeated="11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table-cell table:style-name="ce6"/>
          <table:table-cell table:number-columns-repeated="11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table-cell table:style-name="ce6"/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2996" calcext:value-type="float">
            <text:p>92996</text:p>
          </table:table-cell>
          <table:table-cell office:value-type="float" office:value="90663" calcext:value-type="float">
            <text:p>90663</text:p>
          </table:table-cell>
          <table:table-cell table:formula="of:=[.C94]/[.B94]" office:value-type="float" office:value="0.974912899479548" calcext:value-type="float">
            <text:p>0.9749128995</text:p>
          </table:table-cell>
          <table:table-cell office:value-type="float" office:value="91608" calcext:value-type="float">
            <text:p>91608</text:p>
          </table:table-cell>
          <table:table-cell table:style-name="ce2" table:formula="of:=[.E94]/[.B94]" office:value-type="float" office:value="0.985074626865672" calcext:value-type="float">
            <text:p>0.9850746269</text:p>
          </table:table-cell>
          <table:table-cell/>
          <table:table-cell table:style-name="ce6"/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6574" calcext:value-type="float">
            <text:p>76574</text:p>
          </table:table-cell>
          <table:table-cell office:value-type="float" office:value="75237" calcext:value-type="float">
            <text:p>75237</text:p>
          </table:table-cell>
          <table:table-cell table:formula="of:=[.C95]/[.B95]" office:value-type="float" office:value="0.982539765455638" calcext:value-type="float">
            <text:p>0.9825397655</text:p>
          </table:table-cell>
          <table:table-cell office:value-type="float" office:value="75908" calcext:value-type="float">
            <text:p>75908</text:p>
          </table:table-cell>
          <table:table-cell table:style-name="ce2" table:formula="of:=[.E95]/[.B95]" office:value-type="float" office:value="0.991302530885157" calcext:value-type="float">
            <text:p>0.9913025309</text:p>
          </table:table-cell>
          <table:table-cell/>
          <table:table-cell table:style-name="ce6"/>
          <table:table-cell table:number-columns-repeated="11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6177" calcext:value-type="float">
            <text:p>66177</text:p>
          </table:table-cell>
          <table:table-cell office:value-type="float" office:value="64881" calcext:value-type="float">
            <text:p>64881</text:p>
          </table:table-cell>
          <table:table-cell table:formula="of:=[.C96]/[.B96]" office:value-type="float" office:value="0.980416156670747" calcext:value-type="float">
            <text:p>0.9804161567</text:p>
          </table:table-cell>
          <table:table-cell office:value-type="float" office:value="65919" calcext:value-type="float">
            <text:p>65919</text:p>
          </table:table-cell>
          <table:table-cell table:style-name="ce2" table:formula="of:=[.E96]/[.B96]" office:value-type="float" office:value="0.996101364522417" calcext:value-type="float">
            <text:p>0.9961013645</text:p>
          </table:table-cell>
          <table:table-cell/>
          <table:table-cell table:style-name="ce6"/>
          <table:table-cell table:number-columns-repeated="11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4100" calcext:value-type="float">
            <text:p>34100</text:p>
          </table:table-cell>
          <table:table-cell office:value-type="float" office:value="33891" calcext:value-type="float">
            <text:p>33891</text:p>
          </table:table-cell>
          <table:table-cell table:formula="of:=[.C97]/[.B97]" office:value-type="float" office:value="0.993870967741935" calcext:value-type="float">
            <text:p>0.9938709677</text:p>
          </table:table-cell>
          <table:table-cell office:value-type="float" office:value="33666" calcext:value-type="float">
            <text:p>33666</text:p>
          </table:table-cell>
          <table:table-cell table:style-name="ce2" table:formula="of:=[.E97]/[.B97]" office:value-type="float" office:value="0.987272727272727" calcext:value-type="float">
            <text:p>0.9872727273</text:p>
          </table:table-cell>
          <table:table-cell/>
          <table:table-cell table:style-name="ce6"/>
          <table:table-cell table:number-columns-repeated="11"/>
        </table:table-row>
        <table:table-row table:style-name="ro1" table:number-rows-repeated="6">
          <table:table-cell table:number-columns-repeated="7"/>
          <table:table-cell table:style-name="ce6"/>
          <table:table-cell table:number-columns-repeated="11"/>
        </table:table-row>
        <table:table-row table:style-name="ro1">
          <table:table-cell table:number-columns-repeated="3"/>
          <table:table-cell table:style-name="ce1" table:number-columns-spanned="2" table:number-rows-spanned="3"/>
          <table:covered-table-cell/>
          <table:table-cell table:number-columns-repeated="2"/>
          <table:table-cell table:style-name="ce6"/>
          <table:table-cell table:number-columns-repeated="11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table-cell table:style-name="ce6"/>
          <table:table-cell table:number-columns-repeated="11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table-cell table:style-name="ce6"/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ce6"/>
          <table:table-cell table:number-columns-repeated="11"/>
        </table:table-row>
        <table:table-row table:style-name="ro1">
          <table:table-cell table:number-columns-repeated="7"/>
          <table:table-cell table:style-name="ce5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0/00/0000</text:date>, <text:time style:data-style-name="N2" text:time-value="00:43:16.722375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04:11:08.042772882</meta:creation-date>
    <meta:generator>LibreOffice/5.1.6.2$Linux_X86_64 LibreOffice_project/10m0$Build-2</meta:generator>
    <dc:date>2018-12-07T00:43:43.537839989</dc:date>
    <meta:editing-duration>PT7H39M3S</meta:editing-duration>
    <meta:editing-cycles>18</meta:editing-cycles>
    <meta:document-statistic meta:table-count="1" meta:cell-count="324" meta:object-count="0"/>
  </office:meta>
</office:document-meta>
</file>